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9279503ACA171A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9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40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1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2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3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4" style:family="paragraph" style:parent-style-name="Standard">
      <style:text-properties officeooo:rsid="001acf30" officeooo:paragraph-rsid="001acf30" fo:background-color="#ffffa6"/>
    </style:style>
    <style:style style:name="P45" style:family="paragraph" style:parent-style-name="Standard">
      <style:text-properties officeooo:paragraph-rsid="001c9fa4"/>
    </style:style>
    <style:style style:name="P46" style:family="paragraph" style:parent-style-name="Standard">
      <style:text-properties officeooo:rsid="00211a7e" officeooo:paragraph-rsid="00211a7e"/>
    </style:style>
    <style:style style:name="P47" style:family="paragraph" style:parent-style-name="Standard">
      <style:text-properties officeooo:paragraph-rsid="00234ba0"/>
    </style:style>
    <style:style style:name="P48" style:family="paragraph" style:parent-style-name="Standard">
      <style:text-properties officeooo:paragraph-rsid="00251227"/>
    </style:style>
    <style:style style:name="P49" style:family="paragraph" style:parent-style-name="Standard">
      <style:text-properties officeooo:paragraph-rsid="0023f966"/>
    </style:style>
    <style:style style:name="P50" style:family="paragraph" style:parent-style-name="Standard">
      <style:text-properties officeooo:rsid="002a2a01" officeooo:paragraph-rsid="002a2a01"/>
    </style:style>
    <style:style style:name="P51" style:family="paragraph" style:parent-style-name="codigo">
      <style:text-properties officeooo:paragraph-rsid="00164033"/>
    </style:style>
    <style:style style:name="P52" style:family="paragraph" style:parent-style-name="codigo">
      <style:text-properties officeooo:rsid="037ec498" officeooo:paragraph-rsid="001acf30"/>
    </style:style>
    <style:style style:name="P53" style:family="paragraph" style:parent-style-name="codigo">
      <style:text-properties officeooo:paragraph-rsid="001acf30"/>
    </style:style>
    <style:style style:name="P54" style:family="paragraph" style:parent-style-name="codigo">
      <style:text-properties officeooo:rsid="037ec498" officeooo:paragraph-rsid="001df63e" fo:background-color="#e8f2a1"/>
    </style:style>
    <style:style style:name="P55" style:family="paragraph" style:parent-style-name="codigo">
      <style:text-properties officeooo:rsid="037ec498" officeooo:paragraph-rsid="0030d8c8" fo:background-color="#e8f2a1"/>
    </style:style>
    <style:style style:name="P56" style:family="paragraph" style:parent-style-name="codigo">
      <style:text-properties officeooo:paragraph-rsid="001d9956" fo:background-color="#e8f2a1"/>
    </style:style>
    <style:style style:name="P57" style:family="paragraph" style:parent-style-name="codigo">
      <style:text-properties officeooo:paragraph-rsid="0030d8c8" fo:background-color="#e8f2a1"/>
    </style:style>
    <style:style style:name="P58" style:family="paragraph" style:parent-style-name="codigo">
      <style:text-properties officeooo:rsid="00234ba0" officeooo:paragraph-rsid="0030d8c8" fo:background-color="#e8f2a1"/>
    </style:style>
    <style:style style:name="P59" style:family="paragraph" style:parent-style-name="codigo">
      <style:text-properties officeooo:paragraph-rsid="00334c69" fo:background-color="#e8f2a1"/>
    </style:style>
    <style:style style:name="P60" style:family="paragraph" style:parent-style-name="codigo">
      <style:text-properties officeooo:paragraph-rsid="001e8082"/>
    </style:style>
    <style:style style:name="P61" style:family="paragraph" style:parent-style-name="codigo">
      <style:text-properties officeooo:rsid="037ddba9" officeooo:paragraph-rsid="001f9450"/>
    </style:style>
    <style:style style:name="P62" style:family="paragraph" style:parent-style-name="codigo">
      <style:text-properties officeooo:rsid="037ddba9" officeooo:paragraph-rsid="0030d8c8"/>
    </style:style>
    <style:style style:name="P63" style:family="paragraph" style:parent-style-name="codigo">
      <style:text-properties officeooo:rsid="00234ba0" officeooo:paragraph-rsid="0030d8c8"/>
    </style:style>
    <style:style style:name="P64" style:family="paragraph" style:parent-style-name="codigo">
      <style:text-properties fo:font-weight="normal" officeooo:rsid="00234ba0" officeooo:paragraph-rsid="0030d8c8" fo:background-color="#e8f2a1" style:font-weight-asian="normal" style:font-weight-complex="normal"/>
    </style:style>
    <style:style style:name="P65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6" style:family="paragraph" style:parent-style-name="codigo">
      <style:text-properties style:font-name="Liberation Mono" fo:font-size="10pt" officeooo:rsid="001d9956" officeooo:paragraph-rsid="00334c69" fo:background-color="#e8f2a1" style:font-name-asian="Noto Sans Mono CJK SC" style:font-size-asian="10pt" style:font-name-complex="Liberation Mono" style:font-size-complex="10pt"/>
    </style:style>
    <style:style style:name="P67" style:family="paragraph" style:parent-style-name="codigo">
      <style:text-properties style:font-name="Liberation Mono" fo:font-size="10pt" officeooo:rsid="001d9956" officeooo:paragraph-rsid="0035bfd0" fo:background-color="#e8f2a1" style:font-name-asian="Noto Sans Mono CJK SC" style:font-size-asian="10pt" style:font-name-complex="Liberation Mono" style:font-size-complex="10pt"/>
    </style:style>
    <style:style style:name="P68" style:family="paragraph" style:parent-style-name="codigo">
      <style:text-properties style:font-name="Liberation Mono" fo:font-size="10pt" officeooo:rsid="001d9956" officeooo:paragraph-rsid="0036a447" fo:background-color="#e8f2a1" style:font-name-asian="Noto Sans Mono CJK SC" style:font-size-asian="10pt" style:font-name-complex="Liberation Mono" style:font-size-complex="10pt"/>
    </style:style>
    <style:style style:name="P69" style:family="paragraph" style:parent-style-name="codigo">
      <style:text-properties style:font-name="Liberation Mono" fo:font-size="10pt" officeooo:paragraph-rsid="00334c69" fo:background-color="#e8f2a1" style:font-name-asian="Noto Sans Mono CJK SC" style:font-size-asian="10pt" style:font-name-complex="Liberation Mono" style:font-size-complex="10pt"/>
    </style:style>
    <style:style style:name="P70" style:family="paragraph" style:parent-style-name="codigo">
      <style:text-properties style:font-name="Liberation Mono" fo:font-size="10pt" officeooo:rsid="00334c69" officeooo:paragraph-rsid="00334c69" fo:background-color="#e8f2a1" style:font-name-asian="Noto Sans Mono CJK SC" style:font-size-asian="10pt" style:font-name-complex="Liberation Mono" style:font-size-complex="10pt"/>
    </style:style>
    <style:style style:name="P71" style:family="paragraph" style:parent-style-name="código">
      <style:text-properties officeooo:paragraph-rsid="002a2a01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paragraph-properties fo:break-before="page"/>
      <style:text-properties officeooo:paragraph-rsid="0023f966"/>
    </style:style>
    <style:style style:name="P74" style:family="paragraph" style:parent-style-name="Heading_20_2">
      <style:paragraph-properties fo:break-before="page"/>
      <style:text-properties officeooo:paragraph-rsid="002ea74b"/>
    </style:style>
    <style:style style:name="P75" style:family="paragraph" style:parent-style-name="Standard" style:list-style-name="L1">
      <style:text-properties officeooo:rsid="00164033" officeooo:paragraph-rsid="00164033"/>
    </style:style>
    <style:style style:name="P76" style:family="paragraph" style:parent-style-name="código">
      <style:text-properties officeooo:paragraph-rsid="003a67fa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10pt" officeooo:rsid="001d9956" fo:background-color="#e8f2a1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style:font-name-asian="Noto Sans Mono CJK SC" style:font-name-complex="Liberation Mono"/>
    </style:style>
    <style:style style:name="T17" style:family="text">
      <style:text-properties style:font-name="Liberation Mono" officeooo:rsid="00334c69" style:font-name-asian="Noto Sans Mono CJK SC" style:font-name-complex="Liberation Mono"/>
    </style:style>
    <style:style style:name="T18" style:family="text">
      <style:text-properties style:font-name="Liberation Mono" officeooo:rsid="0036a447" style:font-name-asian="Noto Sans Mono CJK SC" style:font-name-complex="Liberation Mono"/>
    </style:style>
    <style:style style:name="T19" style:family="text">
      <style:text-properties officeooo:rsid="001a77a4"/>
    </style:style>
    <style:style style:name="T20" style:family="text">
      <style:text-properties officeooo:rsid="001acf30"/>
    </style:style>
    <style:style style:name="T21" style:family="text">
      <style:text-properties officeooo:rsid="037ddba9"/>
    </style:style>
    <style:style style:name="T22" style:family="text">
      <style:text-properties officeooo:rsid="001c9fa4"/>
    </style:style>
    <style:style style:name="T23" style:family="text">
      <style:text-properties officeooo:rsid="001d9956"/>
    </style:style>
    <style:style style:name="T24" style:family="text">
      <style:text-properties officeooo:rsid="001df63e"/>
    </style:style>
    <style:style style:name="T25" style:family="text">
      <style:text-properties officeooo:rsid="001e8082"/>
    </style:style>
    <style:style style:name="T26" style:family="text">
      <style:text-properties officeooo:rsid="00211a7e"/>
    </style:style>
    <style:style style:name="T27" style:family="text">
      <style:text-properties officeooo:rsid="02ebb14d" fo:background-color="#e8f2a1" loext:char-shading-value="0"/>
    </style:style>
    <style:style style:name="T28" style:family="text">
      <style:text-properties officeooo:rsid="00234ba0"/>
    </style:style>
    <style:style style:name="T29" style:family="text">
      <style:text-properties officeooo:rsid="0023f966"/>
    </style:style>
    <style:style style:name="T30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officeooo:rsid="00251227"/>
    </style:style>
    <style:style style:name="T34" style:family="text">
      <style:text-properties officeooo:rsid="0027732e"/>
    </style:style>
    <style:style style:name="T35" style:family="text">
      <style:text-properties officeooo:rsid="002926e9"/>
    </style:style>
    <style:style style:name="T36" style:family="text">
      <style:text-properties officeooo:rsid="002a2a01"/>
    </style:style>
    <style:style style:name="T37" style:family="text">
      <style:text-properties officeooo:rsid="00334c69"/>
    </style:style>
    <style:style style:name="T38" style:family="text">
      <style:text-properties officeooo:rsid="0035b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508335528" text:style-name="L1">
        <text:list-item>
          <text:p text:style-name="P75">BD columnar</text:p>
        </text:list-item>
        <text:list-item>
          <text:p text:style-name="P75">"JOINless"; a diferenza das BBDDRelacionais, non hai JOINs entre táboas</text:p>
        </text:list-item>
        <text:list-item>
          <text:p text:style-name="P75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72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1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3">o novo contedor</text:span></text:span></text:p>
      <text:p text:style-name="P51"><text:span text:style-name="Source_20_Text">docker network create cassandra_</text:span><text:span text:style-name="Source_20_Text"><text:span text:style-name="T25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1"><text:span text:style-name="Source_20_Text">docker run --rm -d --name cassandra --hostname cassandra --network cassandra_</text:span><text:span text:style-name="Source_20_Text"><text:span text:style-name="T25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1">-- Create a keyspace</text:p>
      <text:p text:style-name="P51">CREATE KEYSPACE IF NOT EXISTS store WITH REPLICATION = { 'class' : 'SimpleStrategy', 'replication_factor' : '1' };</text:p>
      <text:p text:style-name="P51"/>
      <text:p text:style-name="P51">-- Create a table</text:p>
      <text:p text:style-name="P51">CREATE TABLE IF NOT EXISTS store.shopping_cart (</text:p>
      <text:p text:style-name="P51">userid text PRIMARY KEY,</text:p>
      <text:p text:style-name="P51">item_count int,</text:p>
      <text:p text:style-name="P51">last_update_timestamp timestamp</text:p>
      <text:p text:style-name="P51">);</text:p>
      <text:p text:style-name="P51"/>
      <text:p text:style-name="P51">-- Insert some data</text:p>
      <text:p text:style-name="P51">INSERT INTO store.shopping_cart</text:p>
      <text:p text:style-name="P51">(userid, item_count, last_update_timestamp)</text:p>
      <text:p text:style-name="P51">VALUES ('9876', 2, toTimeStamp(now()));</text:p>
      <text:p text:style-name="P51">INSERT INTO store.shopping_cart</text:p>
      <text:p text:style-name="P51">(userid, item_count, last_update_timestamp)</text:p>
      <text:p text:style-name="P51">VALUES ('1234', 5, toTimeStamp(now()));</text:p>
      <text:p text:style-name="P10"/>
      <text:p text:style-name="P13">Executar o script de carga de datos</text:p>
      <text:p text:style-name="P43">Ollo! Despois do arranque de Cassandra pode tardar uns segundos en estar operativo.</text:p>
      <text:p text:style-name="P51"><text:span text:style-name="Source_20_Text">docker run --rm --network cassandra_</text:span><text:span text:style-name="Source_20_Text"><text:span text:style-name="T25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1"><text:soft-page-break/><text:span text:style-name="Source_20_Text">docker run --rm -it --network cassandra_</text:span><text:span text:style-name="Source_20_Text"><text:span text:style-name="T25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1"><text:span text:style-name="Source_20_Text">SELECT * FROM store.shopping_cart;</text:span></text:p>
      <text:p text:style-name="P8"/>
      <text:p text:style-name="P51"><text:span text:style-name="Source_20_Text">INSERT INTO store.shopping_cart (userid, item_count) VALUES ('4567', 20);</text:span></text:p>
      <text:p text:style-name="P8"/>
      <text:h text:style-name="P72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60">docker run <text:span text:style-name="Source_20_Text">--hostname cassandra-</text:span><text:span text:style-name="Source_20_Text"><text:span text:style-name="T25">1</text:span></text:span><text:span text:style-name="Source_20_Text"> --network cassandra_</text:span><text:span text:style-name="Source_20_Text"><text:span text:style-name="T25">network</text:span></text:span><text:span text:style-name="Source_20_Text"> </text:span>--name cassandra-1 -d cassandra:latest</text:p>
      <text:p text:style-name="P29"/>
      <text:p text:style-name="P16"><text:span text:style-name="T20">E</text:span>stado do clúster:</text:p>
      <text:p text:style-name="P32">Cassandra dispón dunha ferramenta: nodetool, para o control do clúster</text:p>
      <text:p text:style-name="P43">Ollo! Despois do arranque de Cassandra pode tardar uns segundos en estar operativo.</text:p>
      <text:p text:style-name="P53">docker exec -it cassandra-1 nodetool status</text:p>
      <text:p text:style-name="P29"/>
      <text:p text:style-name="P17"><text:span text:style-name="T20">C</text:span><text:span text:style-name="T21">onexión cliente:</text:span></text:p>
      <text:p text:style-name="P53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6">Indicamos, cunha variable de entorno, cal é o nodo "principal".</text:p>
      <text:p text:style-name="P61">docker run <text:span text:style-name="Source_20_Text">--hostname cassandra-</text:span><text:span text:style-name="Source_20_Text"><text:span text:style-name="T25">2</text:span></text:span><text:span text:style-name="Source_20_Text"> --network cassandra_</text:span><text:span text:style-name="Source_20_Text"><text:span text:style-name="T25">network </text:span></text:span>--name cassandra-2 -<text:span text:style-name="T26">e CASSANDRA_SEEDS=cassandra-1 </text:span>-d cassandra:latest</text:p>
      <text:p text:style-name="P29"/>
      <text:p text:style-name="P44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3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2">docker exec -it cassandra-<text:span text:style-name="T24">1</text:span> bash -c 'cqlsh'</text:p>
      <text:p text:style-name="P35">Conexión a nodo 2:</text:p>
      <text:p text:style-name="P54">docker exec -it cassandra-2 bash -c 'cqlsh'</text:p>
      <text:p text:style-name="P32"/>
      <text:p text:style-name="P32"/>
      <text:p text:style-name="P45"><text:span text:style-name="T22">Crea unha base de datos </text:span><text:span text:style-name="T23">(iot)</text:span><text:span text:style-name="T22"> con información de </text:span><text:span text:style-name="T23">sensores</text:span><text:span text:style-name="T22"> </text:span><text:span text:style-name="T23">(sensor)</text:span><text:span text:style-name="T22">, insire algúns datos e comproba que se almacenan na base de datos.</text:span></text:p>
      <text:p text:style-name="P45"><text:span text:style-name="T22">Campos de datos: </text:span><text:span text:style-name="T23">codigo, temperatura, humidade, timestamp</text:span></text:p>
      <text:p text:style-name="P45"/>
      <text:p text:style-name="P26">sensores.cql</text:p>
      <text:p text:style-name="P56">-- Create a keyspace</text:p>
      <text:p text:style-name="P56">CREATE KEYSPACE IF NOT EXISTS <text:span text:style-name="T37">sensores</text:span> WITH REPLICATION = { 'class' : 'SimpleStrategy', 'replication_factor' : '1' };</text:p>
      <text:p text:style-name="P56"/>
      <text:p text:style-name="P56">-- Create a table</text:p>
      <text:p text:style-name="P69">CREATE TABLE IF NOT EXISTS <text:span text:style-name="T38">tablita_sensores</text:span> (</text:p>
      <text:p text:style-name="P69"><text:span text:style-name="T37">codigo</text:span> text PRIMARY KEY,</text:p>
      <text:p text:style-name="P69"><text:span text:style-name="T23">temperatura</text:span> int,</text:p>
      <text:p text:style-name="P70">humidade int,</text:p>
      <text:p text:style-name="P69">timestamp timestamp</text:p>
      <text:p text:style-name="P59"><text:soft-page-break/>);</text:p>
      <text:p text:style-name="P56"/>
      <text:p text:style-name="P56">-- Insert some data</text:p>
      <text:p text:style-name="P67">INSERT INTO <text:span text:style-name="T37">sensores</text:span>. <text:span text:style-name="T38">tablita_sensores</text:span></text:p>
      <text:p text:style-name="P65">(<text:span text:style-name="T37">codigo</text:span>, <text:span text:style-name="T37">temperatura</text:span>, <text:span text:style-name="T37">humidade, timestamp</text:span>)</text:p>
      <text:p text:style-name="P65">VALUES ('<text:span text:style-name="T37">1</text:span>', <text:span text:style-name="T37">12</text:span>, <text:span text:style-name="T37">12</text:span>,toTimeStamp(now()));</text:p>
      <text:p text:style-name="P67">INSERT INTO <text:span text:style-name="T37">sensores</text:span>. <text:span text:style-name="T38">tablita_sensores</text:span></text:p>
      <text:p text:style-name="P66">(<text:span text:style-name="T37">codigo</text:span>, <text:span text:style-name="T37">temperatura</text:span>, <text:span text:style-name="T37">humidade, timestamp</text:span>)</text:p>
      <text:p text:style-name="P65">VALUES ('<text:span text:style-name="T37">2</text:span>', <text:span text:style-name="T37">13</text:span>, <text:span text:style-name="T37">13</text:span>, toTimeStamp(now()));</text:p>
      <text:p text:style-name="P11"/>
      <text:p text:style-name="P14">Executar o script de carga de datos</text:p>
      <text:p text:style-name="P60"><text:span text:style-name="Source_20_Text"><text:span text:style-name="T27">docker run --rm --network cassandra_network -v "$(pwd)/sensores.cql:/scripts/sensores.cql" -e CQLSH_HOST=cassandra-1 -e CQLSH_PORT=9042 -e CQLVERSION=3.4.6 nuvo/docker-cqlsh</text:span></text:span></text:p>
      <text:p text:style-name="P30"/>
      <text:p text:style-name="P47"><text:span text:style-name="T7">Comproba se </text:span><text:span text:style-name="T9">podes acceder aos datos desde calquera dos nodos:</text:span></text:p>
      <text:p text:style-name="P36">Conexión a nodo 1:</text:p>
      <text:p text:style-name="P58"><text:span text:style-name="Source_20_Text">docker exec -it cassandra-</text:span><text:span text:style-name="Source_20_Text"><text:span text:style-name="T38">1</text:span></text:span><text:span text:style-name="Source_20_Text"> bash -c 'cqlsh'</text:span></text:p>
      <text:p text:style-name="P58"><text:span text:style-name="Source_20_Text">SELECT * FROM sensores.tablita_sensores;</text:span></text:p>
      <text:p text:style-name="P36"/>
      <text:p text:style-name="P36">Conexión a nodo 2:</text:p>
      <text:p text:style-name="P55"><text:span text:style-name="Source_20_Text">docker exec -it cassandra-2 bash -c 'cqlsh'</text:span></text:p>
      <text:p text:style-name="P55"><text:span text:style-name="Source_20_Text">SELECT * FROM sensores.tablita_sensores;</text:span></text:p>
      <text:p text:style-name="P33"/>
      <text:p text:style-name="P20"><text:span text:style-name="T28">I</text:span>nsire datos desde un nodo e <text:s/>comproba que podes velos desde o outro</text:p>
      <text:p text:style-name="P36">Conexión a nodo 1: <text:span text:style-name="T33">(conectar e inserir datos)</text:span></text:p>
      <text:p text:style-name="P63"><text:span text:style-name="Source_20_Text"><text:span text:style-name="T27">docker exec -it cassandra-1 bash -c 'cqlsh'</text:span></text:span></text:p>
      <text:p text:style-name="P63"><text:span text:style-name="Source_20_Text"><text:span text:style-name="T27"/></text:span></text:p>
      <text:p text:style-name="P68">INSERT INTO <text:span text:style-name="T37">sensores</text:span>. <text:span text:style-name="T38">tablita_sensores</text:span></text:p>
      <text:p text:style-name="P68">(<text:span text:style-name="T37">codigo</text:span>, <text:span text:style-name="T37">temperatura</text:span>, <text:span text:style-name="T37">humidade, timestamp</text:span>)</text:p>
      <text:p text:style-name="P68"><text:span text:style-name="Source_20_Text"><text:span text:style-name="T16">VALUES ('</text:span></text:span><text:span text:style-name="Source_20_Text"><text:span text:style-name="T18">3</text:span></text:span><text:span text:style-name="Source_20_Text"><text:span text:style-name="T16">', </text:span></text:span><text:span text:style-name="Source_20_Text"><text:span text:style-name="T17">1</text:span></text:span><text:span text:style-name="Source_20_Text"><text:span text:style-name="T18">4</text:span></text:span><text:span text:style-name="Source_20_Text"><text:span text:style-name="T16">, </text:span></text:span><text:span text:style-name="Source_20_Text"><text:span text:style-name="T17">1</text:span></text:span><text:span text:style-name="Source_20_Text"><text:span text:style-name="T18">4</text:span></text:span><text:span text:style-name="Source_20_Text"><text:span text:style-name="T16">, toTimeStamp(now()));</text:span></text:span></text:p>
      <text:p text:style-name="P68"><text:span text:style-name="Source_20_Text"><text:span text:style-name="T14"/></text:span></text:p>
      <text:p text:style-name="P63"><text:span text:style-name="Source_20_Text"><text:span text:style-name="T27">SELECT * FROM sensores.tablita_sensores;</text:span></text:span></text:p>
      <text:p text:style-name="P36"/>
      <text:p text:style-name="P36">Conexión a nodo 2: <text:span text:style-name="T33">(conectar e ver datos)</text:span></text:p>
      <text:p text:style-name="P58"><text:span text:style-name="Source_20_Text">docker exec -it cassandra-2 bash -c 'cqlsh'</text:span></text:p>
      <text:p text:style-name="P58"><text:span text:style-name="Source_20_Text">SELECT * FROM sensores.tablita_sensores;</text:span></text:p>
      <text:p text:style-name="P33"/>
      <text:p text:style-name="P23">Engade un novo nodo ao clúster</text:p>
      <text:p text:style-name="P31"/>
      <text:p text:style-name="P48"><text:span text:style-name="T7">L</text:span><text:span text:style-name="T8">anzar </text:span><text:span text:style-name="T10">terceiro</text:span><text:span text:style-name="T8"> nodo:</text:span></text:p>
      <text:p text:style-name="P62"><text:span text:style-name="Source_20_Text"><text:span text:style-name="T27">docker run --hostname cassandra-3 --network cassandra_network --name cassandra-3 -e CASSANDRA_</text:span></text:span></text:p>
      <text:p text:style-name="P62"><text:span text:style-name="Source_20_Text"><text:span text:style-name="T27">SEEDS=cassandra-1 -d cassandra:latest</text:span></text:span></text:p>
      <text:p text:style-name="P31"/>
      <text:p text:style-name="P19">Comprobar o estado do clúster </text:p>
      <text:p text:style-name="P57"><text:span text:style-name="Source_20_Text">docker exec -it cassandra-3 nodetool status</text:span></text:p>
      <text:p text:style-name="P31"/>
      <text:p text:style-name="P48"><text:span text:style-name="T7">Comproba se podes conectarte </text:span><text:span text:style-name="T10">ao terceiro nodo e podes consultar os datos</text:span></text:p>
      <text:p text:style-name="P37">Conexión a nodo <text:span text:style-name="T33">3</text:span>: <text:span text:style-name="T33">(conexión e ver datos)</text:span></text:p>
      <text:p text:style-name="P64"><text:span text:style-name="Source_20_Text">docker exec -it cassandra-3 bash -c 'cqlsh'</text:span></text:p>
      <text:p text:style-name="P64"><text:span text:style-name="Source_20_Text">SELECT * FROM sensores.tablita_sensores;</text:span></text:p>
      <text:p text:style-name="P38"/>
      <text:p text:style-name="P38"/>
      <text:h text:style-name="P73" text:outline-level="2"><text:bookmark-start text:name="__RefHeading___Toc6672_2483200771"/>Apartado <text:span text:style-name="T29">3</text:span>. Clúster Cassandra <text:span text:style-name="T32">con docker-compose</text:span><text:bookmark-end text:name="__RefHeading___Toc6672_2483200771"/></text:h>
      <text:p text:style-name="P49"><text:span text:style-name="T19">O obxectivo deste apartado é crear </text:span><text:span text:style-name="T35">o clúster anterior, definido por código con docker-compose.</text:span></text:p>
      <text:p text:style-name="P49"/>
      <text:p text:style-name="P76">version: '3'</text:p>
      <text:p text:style-name="P76"/>
      <text:p text:style-name="P76">services:</text:p>
      <text:p text:style-name="P76"><text:s text:c="3"/><text:span text:style-name="T15">cassandra-1</text:span>:</text:p>
      <text:p text:style-name="P76"><text:s text:c="5"/>image: <text:span text:style-name="T15">cassandra</text:span></text:p>
      <text:p text:style-name="P76"><text:s text:c="5"/>restart: always</text:p>
      <text:p text:style-name="P76"/>
      <text:p text:style-name="P76"><text:s text:c="3"/><text:span text:style-name="T15">cassandra-2:</text:span></text:p>
      <text:p text:style-name="P76"><text:s text:c="5"/>depends_on:</text:p>
      <text:p text:style-name="P76"><text:s text:c="7"/>- <text:span text:style-name="T36">cassandra-1</text:span></text:p>
      <text:p text:style-name="P76"><text:s text:c="5"/>image: <text:span text:style-name="T15">cassandra</text:span></text:p>
      <text:p text:style-name="P76"><text:s text:c="5"/>restart: always</text:p>
      <text:p text:style-name="P76"><text:s text:c="5"/>environment:</text:p>
      <text:p text:style-name="P76"><text:s text:c="7"/>CASSANDRA_SEEDS=cassandra-1</text:p>
      <text:p text:style-name="P28"/>
      <text:p text:style-name="P24">Levantar o clúster:</text:p>
      <text:p text:style-name="P50">docker compose up -d</text:p>
      <text:p text:style-name="P50"/>
      <text:p text:style-name="P24">Consultar o estado do clúster</text:p>
      <text:p text:style-name="P50">docker ps</text:p>
      <text:p text:style-name="P50">docker exec -it cluster-cassandra-1-1 nodetool status</text:p>
      <text:p text:style-name="P50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9"/>
      <text:p text:style-name="P39"/>
      <text:h text:style-name="P74" text:outline-level="2"><text:bookmark-start text:name="__RefHeading___Toc7229_2483200771"/>Apartado <text:span text:style-name="T34">4</text:span>. <text:span text:style-name="T30"><text:s/>Clúster Cassandra en </text:span><text:span text:style-name="T31">kubernetes</text:span><text:bookmark-end text:name="__RefHeading___Toc7229_2483200771"/></text:h>
      <text:p text:style-name="P41">O obxectivo deste apartado é montar un clúster Cassandra sobre Kubernetes.</text:p>
      <text:p text:style-name="P21"/>
      <text:p text:style-name="P40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2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9279503ACA171AE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0:31:02.919000000</dc:date>
    <meta:editing-duration>PT2H31M42S</meta:editing-duration>
    <meta:editing-cycles>27</meta:editing-cycles>
    <meta:document-statistic meta:table-count="0" meta:image-count="1" meta:object-count="0" meta:page-count="7" meta:paragraph-count="147" meta:word-count="913" meta:character-count="6481" meta:non-whitespace-character-count="5684"/>
  </office:meta>
</office:document-meta>
</file>